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5.35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436cm"/>
    </style:style>
    <style:style style:name="co15" style:family="table-column">
      <style:table-column-properties fo:break-before="auto" style:column-width="5.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1" office:value-type="string" calcext:value-type="string">
            <text:p>spring_barley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Orge de printemps conventionnel</text:p>
          </table:table-cell>
          <table:table-cell table:style-name="ce5" office:value-type="date" office:date-value="2019-03-01" calcext:value-type="date">
            <text:p>1/3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spring_barley_see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herbicide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ammonitrate_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insecticide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herbicide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ammonitrate_3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fungic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growth_regula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fungic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spring_barley_insecticide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spring_barley_grain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3">
          <table:table-cell table:style-name="ce2" table:number-columns-repeated="12"/>
          <table:table-cell table:number-columns-repeated="52"/>
        </table:table-row>
        <table:table-row table:style-name="ro1" table:number-rows-repeated="943">
          <table:table-cell table:style-name="ce4" table:number-columns-repeated="12"/>
          <table:table-cell table:number-columns-repeated="52"/>
        </table:table-row>
        <table:table-row table:style-name="ro2" table:number-rows-repeated="104760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4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1" office:value-type="string" calcext:value-type="string">
            <text:p>spring_barley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Orge de printemps biologique</text:p>
          </table:table-cell>
          <table:table-cell table:style-name="ce5" office:value-type="date" office:date-value="2019-03-01" calcext:value-type="date">
            <text:p>1/3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dehydrated_hen_droppi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spring_barley_seed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ersage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AK_WEE_12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spring_barley_grai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3">
          <table:table-cell table:style-name="ce2" table:number-columns-repeated="12"/>
          <table:table-cell table:number-columns-repeated="52"/>
        </table:table-row>
        <table:table-row table:style-name="ro1" table:number-rows-repeated="943">
          <table:table-cell table:style-name="ce4" table:number-columns-repeated="12"/>
          <table:table-cell table:number-columns-repeated="52"/>
        </table:table-row>
        <table:table-row table:style-name="ro2" table:number-rows-repeated="104761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2:32:22.088831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2:40:32.350411154</dc:date>
    <meta:editing-duration>PT8M10S</meta:editing-duration>
    <meta:editing-cycles>1</meta:editing-cycles>
    <meta:document-statistic meta:table-count="2" meta:cell-count="270" meta:object-count="0"/>
  </office:meta>
</office:document-meta>
</file>